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ff00" draw:textarea-horizontal-align="justify" draw:textarea-vertical-align="middle" draw:auto-grow-height="false" fo:min-height="0cm" fo:min-width="0cm"/>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fill="solid" draw:fill-color="#ccffff" draw:textarea-horizontal-align="justify" draw:textarea-vertical-align="middle" draw:auto-grow-height="false" fo:min-height="0cm" fo:min-width="0cm"/>
    </style:style>
    <style:style style:name="gr4" style:family="graphic" style:parent-style-name="standard">
      <style:graphic-properties draw:fill="solid" draw:fill-color="#00ff00" draw:textarea-horizontal-align="justify" draw:textarea-vertical-align="top" draw:auto-grow-height="false" fo:min-height="0cm" fo:min-width="0cm"/>
    </style:style>
    <style:style style:name="gr5" style:family="graphic" style:parent-style-name="standard">
      <style:graphic-properties draw:fill="solid" draw:fill-color="#d8ffd8" draw:textarea-horizontal-align="justify" draw:textarea-vertical-align="middle" draw:auto-grow-height="false" fo:min-height="0cm" fo:min-width="0cm"/>
    </style:style>
    <style:style style:name="gr6" style:family="graphic" style:parent-style-name="standard">
      <style:graphic-properties draw:fill="solid" draw:fill-color="#ccccff" draw:textarea-horizontal-align="justify" draw:textarea-vertical-align="middle" draw:auto-grow-height="false" fo:min-height="0cm" fo:min-width="0cm"/>
    </style:style>
    <style:style style:name="gr7" style:family="graphic" style:parent-style-name="standard">
      <style:graphic-properties draw:fill="solid" draw:fill-color="#ffff00" draw:textarea-vertical-align="top" draw:auto-grow-height="false" fo:min-height="0.749cm" fo:min-width="0.499cm" fo:padding-top="0cm"/>
    </style:style>
    <style:style style:name="gr8" style:family="graphic" style:parent-style-name="standard">
      <style:graphic-properties draw:fill="solid" draw:fill-color="#ffffcc" draw:textarea-horizontal-align="justify" draw:textarea-vertical-align="middle" draw:auto-grow-height="false" fo:min-height="0cm" fo:min-width="0cm"/>
    </style:style>
    <style:style style:name="gr9" style:family="graphic" style:parent-style-name="standard">
      <style:graphic-properties draw:fill="solid" draw:fill-color="#00ffff" draw:textarea-horizontal-align="justify" draw:textarea-vertical-align="middle" draw:auto-grow-height="false" fo:min-height="0cm" fo:min-width="0cm"/>
    </style:style>
    <style:style style:name="gr10" style:family="graphic" style:parent-style-name="standard">
      <style:graphic-properties draw:marker-end="Arrow" draw:marker-end-width="0.076cm" draw:textarea-horizontal-align="center" draw:textarea-vertical-align="middle"/>
    </style:style>
    <style:style style:name="gr11" style:family="graphic" style:parent-style-name="standard">
      <style:graphic-properties draw:textarea-horizontal-align="center" draw:textarea-vertical-align="middle" fo:padding-top="0.508cm" fo:padding-bottom="0.508cm"/>
    </style:style>
    <style:style style:name="gr12" style:family="graphic" style:parent-style-name="standard">
      <style:graphic-properties draw:fill="solid" draw:fill-color="#ffff00" draw:textarea-vertical-align="middle" draw:auto-grow-height="false" fo:min-height="0.749cm" fo:min-width="0.499cm" fo:padding-top="0cm"/>
    </style:style>
    <style:style style:name="gr13" style:family="graphic" style:parent-style-name="standard">
      <style:graphic-properties draw:stroke="dash" draw:stroke-dash="Fine_20_10_20_dashed"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15" style:family="graphic" style:parent-style-name="standard">
      <style:graphic-properties draw:stroke="dash" draw:stroke-dash="Fine_20_10_20_Dashed"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16" style:family="graphic" style:parent-style-name="standard">
      <style:graphic-properties draw:stroke="dash" draw:stroke-dash="Fine_20_10_20_Dashed" draw:marker-end="Arrow" draw:marker-end-width="0.3cm" draw:textarea-horizontal-align="center"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objectwithoutfill">
      <style:graphic-properties svg:stroke-width="0.051cm" svg:stroke-color="#c0c0c0" draw:marker-start-width="0.276cm" draw:marker-end-width="0.276cm" draw:fill="none" draw:textarea-horizontal-align="center" draw:textarea-vertical-align="middle" fo:padding-top="0.15cm" fo:padding-bottom="0.15cm" fo:padding-left="0.275cm" fo:padding-right="0.275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align="center" fo:text-indent="0cm"/>
      <style:text-properties fo:font-size="9pt"/>
    </style:style>
    <style:style style:name="P4" style:family="paragraph">
      <style:paragraph-properties fo:margin-left="0cm" fo:margin-right="0cm" fo:text-align="center" fo:text-indent="0cm"/>
      <style:text-properties fo:font-size="18pt"/>
    </style:style>
    <style:style style:name="P5" style:family="paragraph">
      <style:paragraph-properties fo:margin-left="0cm" fo:margin-right="0cm" fo:text-indent="0cm"/>
    </style:style>
    <style:style style:name="P6" style:family="paragraph">
      <style:text-properties fo:color="#c0c0c0"/>
    </style:style>
    <style:style style:name="P7" style:family="paragraph">
      <style:text-properties fo:color="#c0c0c0" fo:font-size="9pt"/>
    </style:style>
    <style:style style:name="T1" style:family="text">
      <style:text-properties fo:font-size="10pt"/>
    </style:style>
    <style:style style:name="T2" style:family="text">
      <style:text-properties fo:font-size="9pt"/>
    </style:style>
    <style:style style:name="T3" style:family="text">
      <style:text-properties fo:font-size="18pt"/>
    </style:style>
    <style:style style:name="T4" style:family="text">
      <style:text-properties fo:color="#c0c0c0"/>
    </style:style>
    <style:style style:name="T5" style:family="text">
      <style:text-properties fo:color="#c0c0c0" fo:font-size="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1" draw:layer="layout" svg:width="5.509cm" svg:height="2.309cm" svg:x="0.721cm" svg:y="6.999cm">
            <text:p text:style-name="P1">Schedd <text:s text:c="7"/></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919cm" svg:height="1.592cm" svg:x="4.017cm" svg:y="7.407cm">
            <text:p text:style-name="P1"><text:span text:style-name="T1">User</text:span></text:p>
            <text:p text:style-name="P1"><text:span text:style-name="T1">job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custom-shape draw:style-name="gr1" draw:text-style-name="P1" draw:layer="layout" svg:width="9.606cm" svg:height="2.324cm" svg:x="3.02cm" svg:y="9.998cm">
          <text:p text:style-name="P1">VO Collect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547cm" svg:height="1.964cm" svg:x="0.856cm" svg:y="2.995cm">
          <text:p text:style-name="P1">VO Fronten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3.77cm" svg:height="6.465cm" svg:x="8.079cm" svg:y="0.779cm">
          <text:p text:style-name="P1">WMS</text:p>
          <text:p text:style-name="P1">Collect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3.291cm" svg:height="1.577cm" svg:x="8.328cm" svg:y="5.219cm">
          <text:p text:style-name="P1"><text:span text:style-name="T2">Frontend requests</text:span></text:p>
          <draw:enhanced-geometry svg:viewBox="0 0 21600 21600" draw:glue-points="10800 0 0 10800 10800 19890 21600 10800" draw:text-areas="0 3600 18600 18009" draw:mirror-horizontal="false" draw:mirror-vertical="false"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6" draw:text-style-name="P3" draw:layer="layout" svg:width="3.291cm" svg:height="1.577cm" svg:x="8.329cm" svg:y="3.22cm">
          <text:p text:style-name="P1"><text:span text:style-name="T2">Factory Ads</text:span></text:p>
          <draw:enhanced-geometry svg:viewBox="0 0 21600 21600" draw:glue-points="10800 0 0 10800 10800 19890 21600 10800" draw:text-areas="0 3600 18600 18009" draw:mirror-horizontal="false" draw:mirror-vertical="false"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7" draw:text-style-name="P4" draw:layer="layout" svg:width="8.585cm" svg:height="5.08cm" svg:x="16.855cm" svg:y="7.644cm">
          <text:p text:style-name="P4"><text:span text:style-name="T3"/></text:p>
          <text:p text:style-name="P4"><text:span text:style-name="T3">Grid site <text:s text:c="18"/></text:span></text:p>
          <text:p text:style-name="P4"><text:span text:style-name="T3"/></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8" draw:text-style-name="P2" draw:layer="layout" svg:width="4.033cm" svg:height="2.534cm" svg:x="20.109cm" svg:y="9.73cm">
          <text:p text:style-name="P5"/>
          <draw:enhanced-geometry svg:viewBox="0 0 21600 21600" draw:type="rectangle" draw:enhanced-path="M 0 0 L 21600 0 21600 21600 0 21600 0 0 Z N"/>
        </draw:custom-shape>
        <draw:custom-shape draw:style-name="gr1" draw:text-style-name="P4" draw:id="id1" draw:layer="layout" svg:width="3.607cm" svg:height="0.888cm" svg:x="20.291cm" svg:y="9.816cm">
          <text:p text:style-name="P4"><text:span text:style-name="T3">Start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4" draw:id="id2" draw:layer="layout" svg:width="3.607cm" svg:height="0.89cm" svg:x="20.291cm" svg:y="11.12cm">
          <text:p text:style-name="P4"><text:span text:style-name="T3">User jo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2" draw:layer="layout" draw:type="line" svg:x1="22.094cm" svg:y1="10.704cm" svg:x2="22.094cm" svg:y2="11.12cm" draw:start-shape="id1" draw:start-glue-point="2" draw:end-shape="id2" draw:end-glue-point="0">
          <text:p text:style-name="P5"/>
        </draw:connector>
        <draw:rect draw:style-name="gr11" draw:text-style-name="P1" draw:id="id3" draw:layer="layout" svg:width="5.367cm" svg:height="1.383cm" svg:x="13.946cm" svg:y="6.125cm">
          <text:p text:style-name="P1">Glidein Factory</text:p>
        </draw:rect>
        <draw:rect draw:style-name="gr11" draw:text-style-name="P1" draw:layer="layout" svg:width="5.367cm" svg:height="1.383cm" svg:x="13.947cm" svg:y="3.826cm">
          <text:p text:style-name="P1">Glidein Factory</text:p>
        </draw:rect>
        <draw:rect draw:style-name="gr11" draw:text-style-name="P1" draw:layer="layout" svg:width="5.367cm" svg:height="1.383cm" svg:x="13.948cm" svg:y="1.627cm">
          <text:p text:style-name="P1">Glidein Factory</text:p>
        </draw:rect>
        <draw:custom-shape draw:style-name="gr12" draw:text-style-name="P3" draw:layer="layout" svg:width="4.293cm" svg:height="2.54cm" svg:x="21.66cm" svg:y="4.242cm">
          <text:p text:style-name="P3"><text:span text:style-name="T2"/></text:p>
          <text:p text:style-name="P3"><text:span text:style-name="T2">Grid site</text:span></text:p>
          <text:p text:style-name="P3"><text:span text:style-name="T2"/></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3" draw:layer="layout" svg:width="4.293cm" svg:height="2.54cm" svg:x="21.193cm" svg:y="0.784cm">
          <text:p text:style-name="P3"><text:span text:style-name="T2"/></text:p>
          <text:p text:style-name="P3"><text:span text:style-name="T2">Grid site</text:span></text:p>
          <text:p text:style-name="P3"><text:span text:style-name="T2"/></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3" draw:text-style-name="P2" draw:layer="layout" svg:x1="13.843cm" svg:y1="6.309cm" svg:x2="11.694cm" svg:y2="4.104cm">
          <text:p text:style-name="P5"/>
        </draw:line>
        <draw:line draw:style-name="gr13" draw:text-style-name="P2" draw:layer="layout" svg:x1="13.862cm" svg:y1="4.571cm" svg:x2="11.695cm" svg:y2="3.905cm">
          <text:p text:style-name="P5"/>
        </draw:line>
        <draw:line draw:style-name="gr13" draw:text-style-name="P2" draw:layer="layout" svg:x1="13.918cm" svg:y1="2.291cm" svg:x2="11.696cm" svg:y2="3.605cm">
          <text:p text:style-name="P5"/>
        </draw:line>
        <draw:line draw:style-name="gr14" draw:text-style-name="P2" draw:layer="layout" svg:x1="3.358cm" svg:y1="6.945cm" svg:x2="3.358cm" svg:y2="5.038cm">
          <text:p text:style-name="P5"/>
        </draw:line>
        <draw:line draw:style-name="gr14" draw:text-style-name="P2" draw:layer="layout" svg:x1="8.255cm" svg:y1="3.88cm" svg:x2="6.442cm" svg:y2="3.786cm">
          <text:p text:style-name="P5"/>
        </draw:line>
        <draw:line draw:style-name="gr14" draw:text-style-name="P2" draw:layer="layout" svg:x1="6.46cm" svg:y1="4.59cm" svg:x2="8.292cm" svg:y2="5.58cm">
          <text:p text:style-name="P5"/>
        </draw:line>
        <draw:line draw:style-name="gr14" draw:text-style-name="P2" draw:layer="layout" svg:x1="6.46cm" svg:y1="4.79cm" svg:x2="8.292cm" svg:y2="5.78cm">
          <text:p text:style-name="P5"/>
        </draw:line>
        <draw:line draw:style-name="gr14" draw:text-style-name="P2" draw:layer="layout" svg:x1="6.311cm" svg:y1="4.908cm" svg:x2="8.292cm" svg:y2="5.98cm">
          <text:p text:style-name="P5"/>
        </draw:line>
        <draw:line draw:style-name="gr15" draw:text-style-name="P2" draw:layer="layout" svg:x1="11.694cm" svg:y1="5.45cm" svg:x2="13.918cm" svg:y2="2.889cm">
          <text:p text:style-name="P5"/>
        </draw:line>
        <draw:line draw:style-name="gr13" draw:text-style-name="P2" draw:layer="layout" svg:x1="11.694cm" svg:y1="5.651cm" svg:x2="13.843cm" svg:y2="4.814cm">
          <text:p text:style-name="P5"/>
        </draw:line>
        <draw:line draw:style-name="gr13" draw:text-style-name="P2" draw:layer="layout" svg:x1="11.695cm" svg:y1="5.852cm" svg:x2="13.88cm" svg:y2="6.907cm">
          <text:p text:style-name="P5"/>
        </draw:line>
        <draw:line draw:style-name="gr14" draw:text-style-name="P2" draw:layer="layout" svg:x1="20.179cm" svg:y1="10.328cm" svg:x2="12.666cm" svg:y2="11.019cm">
          <text:p text:style-name="P5"/>
        </draw:line>
        <draw:line draw:style-name="gr14" draw:text-style-name="P2" draw:layer="layout" svg:x1="6.666cm" svg:y1="9.935cm" svg:x2="6.143cm" svg:y2="9.262cm">
          <text:p text:style-name="P5"/>
        </draw:line>
        <draw:line draw:style-name="gr14" draw:text-style-name="P2" draw:layer="layout" svg:x1="6.311cm" svg:y1="8.104cm" svg:x2="20.048cm" svg:y2="10.01cm">
          <text:p text:style-name="P5"/>
        </draw:line>
        <draw:line draw:style-name="gr16" draw:text-style-name="P2" draw:layer="layout" svg:x1="19.338cm" svg:y1="2.534cm" svg:x2="21.188cm" svg:y2="2.31cm">
          <text:p text:style-name="P5"/>
        </draw:line>
        <draw:line draw:style-name="gr16" draw:text-style-name="P2" draw:layer="layout" svg:x1="19.338cm" svg:y1="4.534cm" svg:x2="21.581cm" svg:y2="5.599cm">
          <text:p text:style-name="P5"/>
        </draw:line>
        <draw:frame draw:style-name="gr17" draw:text-style-name="P6" draw:layer="layout" svg:width="0.853cm" svg:height="1.195cm" svg:x="3.472cm" svg:y="5.5cm">
          <draw:text-box>
            <text:p text:style-name="P5"><text:span text:style-name="T4">2</text:span></text:p>
          </draw:text-box>
        </draw:frame>
        <draw:frame draw:style-name="gr17" draw:text-style-name="P6" draw:layer="layout" svg:width="0.853cm" svg:height="1.195cm" svg:x="6.973cm" svg:y="2.601cm">
          <draw:text-box>
            <text:p text:style-name="P5"><text:span text:style-name="T4">3</text:span></text:p>
          </draw:text-box>
        </draw:frame>
        <draw:frame draw:style-name="gr17" draw:text-style-name="P6" draw:layer="layout" svg:width="0.853cm" svg:height="1.195cm" svg:x="6.574cm" svg:y="5.102cm">
          <draw:text-box>
            <text:p text:style-name="P5"><text:span text:style-name="T4">4</text:span></text:p>
          </draw:text-box>
        </draw:frame>
        <draw:frame draw:style-name="gr17" draw:text-style-name="P6" draw:layer="layout" svg:width="0.853cm" svg:height="1.195cm" svg:x="14.076cm" svg:y="10.919cm">
          <draw:text-box>
            <text:p text:style-name="P5"><text:span text:style-name="T4">7</text:span></text:p>
          </draw:text-box>
        </draw:frame>
        <draw:frame draw:style-name="gr17" draw:text-style-name="P6" draw:layer="layout" svg:width="0.853cm" svg:height="1.195cm" svg:x="6.638cm" svg:y="8.732cm">
          <draw:text-box>
            <text:p text:style-name="P5"><text:span text:style-name="T4">8</text:span></text:p>
          </draw:text-box>
        </draw:frame>
        <draw:frame draw:style-name="gr17" draw:text-style-name="P6" draw:layer="layout" svg:width="0.853cm" svg:height="1.195cm" svg:x="10.992cm" svg:y="7.649cm">
          <draw:text-box>
            <text:p text:style-name="P5"><text:span text:style-name="T4">9</text:span></text:p>
          </draw:text-box>
        </draw:frame>
        <draw:frame draw:style-name="gr17" draw:text-style-name="P7" draw:layer="layout" svg:width="0.858cm" svg:height="0.725cm" svg:x="21.274cm" svg:y="10.537cm">
          <draw:text-box>
            <text:p text:style-name="P5"><text:span text:style-name="T5">10</text:span></text:p>
          </draw:text-box>
        </draw:frame>
        <draw:path draw:style-name="gr18" draw:text-style-name="P2" draw:layer="layout" svg:width="0.455cm" svg:height="1.925cm" svg:x="11.881cm" svg:y="4.796cm" svg:viewBox="0 0 456 1926" svg:d="m0 0c822 785 280 1925 280 1925">
          <text:p text:style-name="P5"/>
        </draw:path>
        <draw:frame draw:style-name="gr17" draw:text-style-name="P6" draw:layer="layout" svg:width="0.853cm" svg:height="1.195cm" svg:x="12.075cm" svg:y="6.103cm">
          <draw:text-box>
            <text:p text:style-name="P5"><text:span text:style-name="T4">5</text:span></text:p>
          </draw:text-box>
        </draw:frame>
        <draw:frame draw:style-name="gr17" draw:text-style-name="P6" draw:layer="layout" svg:width="0.853cm" svg:height="1.195cm" svg:x="12.774cm" svg:y="1.402cm">
          <draw:text-box>
            <text:p text:style-name="P5"><text:span text:style-name="T4">1</text:span></text:p>
          </draw:text-box>
        </draw:frame>
        <draw:path draw:style-name="gr18" draw:text-style-name="P2" draw:layer="layout" svg:width="0.853cm" svg:height="4.149cm" svg:x="12.729cm" svg:y="2.161cm" svg:viewBox="0 0 854 4150" svg:d="m853 4149c-1906-2205-37-4149-37-4149">
          <text:p text:style-name="P5"/>
        </draw:path>
        <draw:connector draw:style-name="gr16" draw:text-style-name="P2" draw:layer="layout" svg:x1="19.313cm" svg:y1="6.816cm" svg:x2="22.094cm" svg:y2="9.816cm" draw:start-shape="id3" draw:start-glue-point="1" draw:end-shape="id1">
          <text:p text:style-name="P5"/>
        </draw:connector>
        <draw:path draw:style-name="gr18" draw:text-style-name="P2" draw:layer="layout" svg:width="0.626cm" svg:height="5.514cm" svg:x="19.6cm" svg:y="2.011cm" svg:viewBox="0 0 627 5515" svg:d="m93 5514c1252-3252-93-5514-93-5514">
          <text:p text:style-name="P5"/>
        </draw:path>
        <draw:frame draw:style-name="gr17" draw:text-style-name="P6" draw:layer="layout" svg:width="0.853cm" svg:height="1.195cm" svg:x="19.976cm" svg:y="5.804cm">
          <draw:text-box>
            <text:p text:style-name="P5"><text:span text:style-name="T4">6</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10_20_Dashed" draw:display-name="Fine 10 Dashed" draw:style="rect" draw:dots1="1" draw:dots1-length="0.254cm" draw:dots2="1" draw:dots2-length="0.254cm" draw:distance="0.254cm"/>
    <draw:stroke-dash draw:name="Fine_20_10_20_dashed" draw:display-name="Fine 10 dashed" draw:style="rect" draw:dots1="1" draw:dots1-length="0.254cm" draw:dots2="1" draw:dots2-length="0.254cm" draw:distance="0.254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6.67cm" fo:page-height="13.462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6-10-04T16:15:10</meta:creation-date>
    <dc:date>2006-10-04T16:39:40</dc:date>
    <dc:language>en-US</dc:language>
    <meta:editing-cycles>2</meta:editing-cycles>
    <meta:editing-duration>PT24M30S</meta:editing-duration>
    <meta:user-defined meta:name="Info 1"/>
    <meta:user-defined meta:name="Info 2"/>
    <meta:user-defined meta:name="Info 3"/>
    <meta:user-defined meta:name="Info 4"/>
    <meta:document-statistic meta:object-count="48"/>
  </office:meta>
</office:document-meta>
</file>